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Text_20_body">
      <style:paragraph-properties fo:margin-top="0in" fo:margin-bottom="0in" fo:line-height="120%" fo:text-align="justify" style:justify-single-word="false" style:writing-mode="lr-tb"/>
      <style:text-properties fo:font-variant="normal" fo:text-transform="none" fo:color="#000000" style:text-line-through-style="none" style:font-name="Times New Roman" style:text-underline-style="none" style:text-blinking="false" fo:background-color="transparent"/>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style>
    <style:style style:name="T4" style:family="text">
      <style:text-properties fo:font-size="14pt" fo:font-weight="bold" style:font-size-asian="14pt" style:font-weight-asian="bold" style:font-size-complex="14pt" style:font-weight-complex="bold"/>
    </style:style>
    <style:style style:name="T5" style:family="text">
      <style:text-properties fo:font-variant="normal" fo:text-transform="none" fo:color="#000000" style:text-line-through-style="none" style:font-name="Times New Roman" style:text-underline-style="none" style:text-blinking="false" fo:background-color="transparent"/>
    </style:style>
    <style:style style:name="T6" style:family="text">
      <style:text-properties fo:font-variant="normal" fo:text-transform="none" fo:color="#000000" style:text-line-through-style="none" style:font-name="Times New Roman" style:text-underline-style="none" fo:font-weight="normal" style:text-blinking="false" fo:background-color="transparen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8"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spectus</text:p>
      <text:p text:style-name="Standard"/>
      <text:p text:style-name="P2">Problem</text:p>
      <text:p text:style-name="P2"><text:tab/><text:span text:style-name="T2">The biology department wants to simulate micro-organism ecosystems. The problem is that the experiments they run takes a long time to develop. They want a program that is accurate to reality to see these ecosystems evolve over a much longer time-frame. </text:span></text:p>
      <text:p text:style-name="Standard"/>
      <text:p text:style-name="Standard"><text:span text:style-name="T4">Why</text:span></text:p>
      <text:p text:style-name="Standard"><text:span text:style-name="T2"><text:tab/>I chose this project because I have always enjoyed science. I was really excited to start on something that would help further science, even if its in a small way. I also found this to be a challenging project with an emphasis on efficiency. Creating desktop applications is what I want to get into, so this project just seem like a perfect opportunity to get some experience.</text:span></text:p>
      <text:p text:style-name="Standard"><text:s/></text:p>
      <text:p text:style-name="P2">Tasks</text:p>
      <text:p text:style-name="P2"><text:tab/><text:span text:style-name="T2">This project is somewhat of a huge undertaking. The first task is creating a GUI. My client for this project isn't a computer scientist, so creating a easy to use and understand program is a must. The next task for the project is to create algorithm to simulate molecule diffusion across a grid. In this task, the challenge will be making the calculations efficient without sacrificing real-world accuracy. The next task will be to simulate a cell. Due to the requirements of the project to be agent-based, I have to simulate a singular cells life. There is a lot of variables to take into consideration and doing this will take some learning from the biology department. The next task will be to create the environment where multiple organisms and elements will be simulated simultaneously. This will be done with parallel computations. Another task would to build a save system to allow the user to create and save new molecules and organisms. The final task is to add settings or options to a simulation (ex. Time-frame, scale, size, ECT).</text:span></text:p>
      <text:p text:style-name="Standard"/>
      <text:p text:style-name="P2">MVP</text:p>
      <text:p text:style-name="Standard"><text:bookmark text:name="docs-internal-guid-f424080f-7fff-b0f8-8aa8-f90f7f0c5d69"/><text:span text:style-name="T5"><text:tab/>• </text:span><text:span text:style-name="T7">Simulation framework to model yeast and algae interacting through the exchange of a set of defined nutrients and basic agent rules (e.g., division time given amount of nutrients acquired, physically stuck together or not); diffusion of nutrients and microbe waste products over time <text:tab/>should be modeled as well; up to 10^6 microbes to start, interacting over a physical grid of 2D <text:tab/>(with 3D extensions in mind for the future). </text:span></text:p>
      <text:p text:style-name="P3"><text:tab/>• <text:span text:style-name="T3">Simulations are accurate to the initial design and representative of reality of the experimental system upon which it is based</text:span></text:p>
      <text:p text:style-name="P3"><text:tab/>• <text:span text:style-name="T3">Keep memory collision to a minimum while doing parallel computations</text:span></text:p>
      <text:p text:style-name="P3"><text:tab/>• <text:span text:style-name="T3">Provide statistical and graphical output of relevant variables, with some basic analysis tools to view/manipulate the underlying data for interactive discovery </text:span></text:p>
      <text:p text:style-name="P3"><text:tab/>• <text:span text:style-name="T3">Extensibility: allowing the user to create and add new microbe types and molecules</text:span></text:p>
      <text:p text:style-name="P3"><text:tab/>• <text:span text:style-name="T3">Documentation for how the framework works!</text:span></text:p>
      <text:p text:style-name="Text_20_body"><text:span text:style-name="T5"><text:tab/>• </text:span><text:span text:style-name="T7">Code deposited and documented on the client’s lab GitHub: </text:span><text:a xlink:type="simple" xlink:href="https://github.com/thehomlab" text:style-name="Internet_20_link" text:visited-style-name="Visited_20_Internet_20_Link"><text:span text:style-name="T8">https://github.com/thehomlab</text:span></text:a><text:span text:style-name="T6"> </text:span></text:p>
      <text:p text:style-name="Standard"><text:span text:style-name="T4">Results</text:span> </text:p>
      <text:p text:style-name="Standard"><text:tab/>The end product is to create something that is visually appealing and output meaningful data that biologists can use and learn from. Also, create in such a way that it can be expanded to 3D in future updates.</text:p>
      <text:p text:style-name="Standard"><text:span text:style-name="T4"/></text:p>
      <text:p text:style-name="Standard"><text:soft-page-break/><text:span text:style-name="T4">Risks</text:span></text:p>
      <text:p text:style-name="Standard"><text:s/><text:tab/>There are two major risks in a project like this. Accuracy and efficiency. We need it to be efficient enough that the lab can get useful information in a timely manner. At the same time, We don't want to give the wrong information. From a computational stand point, we have to be careful of memory collisions. Since we plan to use parallelism, I have to make sure I do it in such a way that we minimize the possibility of collisions and handle them if they occur.</text:p>
      <text:p text:style-name="Standard"/>
      <text:p text:style-name="P2">Users</text:p>
      <text:p text:style-name="P2"><text:tab/><text:span text:style-name="T2">The main user for this program is biologists and students. They will be their own administrators and managers of the program.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ph Tanner</meta:initial-creator>
    <meta:creation-date>2023-02-09T14:57:22.44</meta:creation-date>
    <meta:generator>OpenOffice/4.1.13$Win32 OpenOffice.org_project/4113m1$Build-9810</meta:generator>
    <meta:document-statistic meta:table-count="0" meta:image-count="0" meta:object-count="0" meta:page-count="2" meta:paragraph-count="22" meta:word-count="596" meta:character-count="3535"/>
    <dc:date>2023-02-09T15:46:20.06</dc:date>
    <dc:creator>Joeph Tanner</dc:creator>
    <meta:editing-duration>PT48M57S</meta:editing-duration>
    <meta:editing-cycles>1</meta:editing-cycles>
  </office:meta>
</office:document-meta>
</file>